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Text_20_body">
      <style:text-properties fo:font-size="16pt" style:font-size-asian="16pt" style:font-size-complex="16pt"/>
    </style:style>
    <style:style style:name="P2" style:family="paragraph" style:parent-style-name="Text_20_body">
      <style:text-properties fo:font-size="14pt" style:font-size-asian="14pt" style:font-size-complex="14pt"/>
    </style:style>
    <style:style style:name="P3" style:family="paragraph" style:parent-style-name="Text_20_body">
      <style:text-properties officeooo:rsid="001365fa"/>
    </style:style>
    <style:style style:name="T1" style:family="text">
      <style:text-properties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CKNOWLEDGEMENT</text:p>
      <text:p text:style-name="Text_20_body"/>
      <text:p text:style-name="P2">I would like to express my sincere gratitude to [Teacher's Name] for guiding me through this project. Their encouragement and support made it possible for me to explore the fascinating world of cycling.</text:p>
      <text:p text:style-name="Text_20_body"/>
      <text:p text:style-name="Text_20_body">---</text:p>
      <text:p text:style-name="Text_20_body"/>
      <text:p text:style-name="P1">INTRODUCTION</text:p>
      <text:p text:style-name="Text_20_body"/>
      <text:p text:style-name="P2">Cycling is more than just a way to get from one place to another. It’s a sport, a hobby, and a passion for many. Whether it's riding through the park, competing in races, or exploring new trails, cycling brings joy and freedom. This project dives into the history, types of competitions, major events, and the risks of competitive cycling. It also reflects on how cycling has influenced my life.</text:p>
      <text:p text:style-name="Text_20_body"/>
      <text:p text:style-name="Text_20_body">---</text:p>
      <text:p text:style-name="Text_20_body"/>
      <text:p text:style-name="P1"/>
      <text:p text:style-name="P1"/>
      <text:p text:style-name="P1"/>
      <text:p text:style-name="P1"/>
      <text:p text:style-name="P1"/>
      <text:p text:style-name="P1"/>
      <text:p text:style-name="P1"/>
      <text:p text:style-name="P1"/>
      <text:p text:style-name="P1"/>
      <text:p text:style-name="P1"><text:soft-page-break/>HISTORY OF CYCLE</text:p>
      <text:p text:style-name="Text_20_body"/>
      <text:p text:style-name="P2">The story of the bicycle began in the early 19th century. The first invention that resembled the modern bicycle was the "Draisine," created by Baron Karl von Drais in 1817. It had no pedals; riders would push themselves along with their feet. This simple device was the foundation of the bicycle as we know it.</text:p>
      <text:p text:style-name="P2"/>
      <text:p text:style-name="P2">As time passed, improvements were made. In the 1860s, pedals were added, creating the "velocipede" or "bone-shaker" because of its rough ride. By the 1880s, bicycles had evolved to include two same-sized wheels, a chain drive, and rubber tires, giving rise to the "safety bicycle." This design is still in use today.</text:p>
      <text:p text:style-name="P2"/>
      <text:p text:style-name="P2">The bicycle quickly became popular. It was affordable, easy to maintain, and offered freedom like never before. People no longer needed horses or carriages to travel; they could go wherever they wanted on two wheels. The bicycle also played a role in social change, giving women more independence and mobility.</text:p>
      <text:p text:style-name="P2"/>
      <text:p text:style-name="P2">Over the years, cycling has grown from a mode of transportation to a global sport and a symbol of freedom. Today, bicycles are used for commuting, recreation, and competition all around the world.</text:p>
      <text:p text:style-name="Text_20_body"/>
      <text:p text:style-name="Text_20_body">---</text:p>
      <text:p text:style-name="Text_20_body"/>
      <text:p text:style-name="P1"/>
      <text:p text:style-name="P1"/>
      <text:p text:style-name="P1"/>
      <text:p text:style-name="P1"><text:soft-page-break/>TYPES OF CYCLING COMPETITION</text:p>
      <text:p text:style-name="Text_20_body"/>
      <text:p text:style-name="P2">Cycling competitions come in various forms, each with its own unique challenges and thrills. Here are some of the most popular types:</text:p>
      <text:p text:style-name="P2"/>
      <text:p text:style-name="P2">1. **Road Cycling:** This is the most common form of competitive cycling. Races are held on paved roads, and events range from one-day races to grand tours like the Tour de France. Road cycling tests endurance, speed, and strategy as riders compete in different stages, including flat terrains, mountain climbs, and time trials.</text:p>
      <text:p text:style-name="P2"/>
      <text:p text:style-name="P2">2. **Track Cycling:** Held on specially built oval tracks called velodromes, track cycling is all about speed. Riders use lightweight bikes with no brakes and only one gear. Events can be sprints, where speed is crucial, or endurance races, where tactics and stamina play a big role.</text:p>
      <text:p text:style-name="P2"/>
      <text:p text:style-name="P2">3. **Mountain Biking:** This competition takes place off-road, on rugged trails filled with obstacles like rocks, roots, and steep inclines. Mountain biking requires not just physical strength but also technical skills to navigate challenging terrains.</text:p>
      <text:p text:style-name="P2"/>
      <text:p text:style-name="P2">4. **Cyclocross:** A mix of road cycling, mountain biking, and obstacle course racing, cyclocross races take place on circuits that include grass, mud, sand, and barriers. Riders often need to dismount and carry their bikes over obstacles. It’s a test of versatility and resilience.</text:p>
      <text:p text:style-name="P2"/>
      <text:p text:style-name="P2">5. **BMX Racing:** Short for Bicycle Motocross, BMX races are fast and furious, held on dirt tracks with jumps and tight corners. BMX bikes are small but strong, built to handle the <text:soft-page-break/>intense demands of the race. It’s a sport that demands explosive power and quick reflexes.</text:p>
      <text:p text:style-name="P2"/>
      <text:p text:style-name="P2">Each type of competition offers a different experience, attracting cyclists with varying skills and interests. Whether it’s the endurance of road racing, the speed of track cycling, or the ruggedness of mountain biking, there’s something for every cycling enthusiast.</text:p>
      <text:p text:style-name="Text_20_body"/>
      <text:p text:style-name="Text_20_body">---</text:p>
      <text:p text:style-name="Text_20_body"/>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BIGGEST CYCLING EVENTS</text:p>
      <text:p text:style-name="Text_20_body"/>
      <text:p text:style-name="P2">Cycling has some of the most prestigious and exciting events in the sports world. Here are three of the biggest:</text:p>
      <text:p text:style-name="P2"/>
      <text:p text:style-name="P2">1. **Tour de France:** This is the most famous and grueling road cycling race in the world. Held annually in July, the Tour de France covers around 3,500 kilometers (about 2,200 miles) over three weeks. Riders face a mix of flat stages, mountain climbs, and time trials. Winning the Tour is a dream for every professional cyclist.</text:p>
      <text:p text:style-name="P2"/>
      <text:p text:style-name="P2">2. **Giro d'Italia:** Known as the "Giro," this race is Italy's equivalent of the Tour de France. Held every May, the Giro spans three weeks and covers around 3,400 kilometers (about 2,100 miles). The race is famous for its challenging climbs, especially in the Alps and Dolomites.</text:p>
      <text:p text:style-name="P2"/>
      <text:p text:style-name="P2">3. **Vuelta a España:** This is Spain’s grand tour, held in late August or early September. Like the Tour and the Giro, the Vuelta lasts three weeks and covers about 3,300 kilometers (about 2,050 miles). The race is known for its steep and punishing climbs, making it one of the toughest in professional cycling.</text:p>
      <text:p text:style-name="P2"/>
      <text:p text:style-name="P2">These grand tours are the pinnacle of road cycling, attracting the best riders from around the world. Winning one of these races is considered a major achievement in the cycling world.</text:p>
      <text:p text:style-name="Text_20_body"/>
      <text:p text:style-name="Text_20_body">---</text:p>
      <text:p text:style-name="Text_20_body"/>
      <text:p text:style-name="P3"/>
      <text:p text:style-name="P1"><text:soft-page-break/>RISK OF COMPETITIVE CYCLING</text:p>
      <text:p text:style-name="Text_20_body"/>
      <text:p text:style-name="P2">While cycling is a thrilling sport, it comes with its own set of risks, especially at the competitive level. The most common risks include:</text:p>
      <text:p text:style-name="P2"/>
      <text:p text:style-name="P2">1. **Injuries:** Falls and crashes are the most common causes of injuries in cycling. These can range from minor scrapes and bruises to serious fractures and concussions. High-speed crashes in road cycling or mishaps on technical mountain bike trails can result in significant injuries.</text:p>
      <text:p text:style-name="P2"/>
      <text:p text:style-name="P2">2. **Overtraining:** Competitive cyclists often push their bodies to the limit. Overtraining can lead to fatigue, muscle strains, and even long-term health issues. It’s important for cyclists to balance intense training with adequate rest.</text:p>
      <text:p text:style-name="P2"/>
      <text:p text:style-name="P2">3. **Weather Conditions:** Weather plays a significant role in cycling. Rain can make roads slippery, increasing the risk of crashes. Extreme heat or cold can also be dangerous, leading to dehydration, heatstroke, or hypothermia.</text:p>
      <text:p text:style-name="P2"/>
      <text:p text:style-name="P2">4. **Mental Stress:** The pressure to perform in competitions can lead to mental stress and anxiety. The demands of training, along with the fear of injury, can take a toll on a cyclist’s mental health.</text:p>
      <text:p text:style-name="P2"/>
      <text:p text:style-name="Text_20_body"><text:span text:style-name="T1">Despite these risks, many cyclists continue to compete because of their passion for the sport. Proper training, equipment, and awareness can help minimize these risks, allowing cyclists to enjoy the thrill of competition while staying safe.</text:span></text:p>
      <text:p text:style-name="Text_20_body"/>
      <text:p text:style-name="P1"><text:soft-page-break/>HOW CYCLING RELATES TO ME</text:p>
      <text:p text:style-name="Text_20_body"/>
      <text:p text:style-name="P2">Cycling has always been more than just a sport to me. It’s a way of life. I remember the first time I rode a bike as a child – the sense of freedom, the wind in my hair, and the thrill of going faster than I could run. As I grew older, cycling became my way of exploring the world around me.</text:p>
      <text:p text:style-name="P2"/>
      <text:p text:style-name="P2">I’ve spent countless hours on my bike, whether it’s riding through the quiet streets of my neighborhood, taking on challenging trails, or simply using it as a mode of transport. Cycling helps me clear my mind, stay fit, and connect with nature. It’s also taught me important life lessons – the value of perseverance, the joy of overcoming challenges, and the importance of balance.</text:p>
      <text:p text:style-name="P2"/>
      <text:p text:style-name="P2">In a way, cycling mirrors life. Just like in a race, there are ups and downs, moments of struggle and moments of triumph. But no matter what, you keep pedaling forward. That’s why cycling holds a special place in my heart.</text:p>
      <text:p text:style-name="Text_20_body"/>
      <text:p text:style-name="Text_20_body">---</text:p>
      <text:p text:style-name="Text_20_body"/>
      <text:p text:style-name="P1"/>
      <text:p text:style-name="P1"/>
      <text:p text:style-name="P1"/>
      <text:p text:style-name="P1"/>
      <text:p text:style-name="P1"/>
      <text:p text:style-name="P1"/>
      <text:p text:style-name="P1"/>
      <text:p text:style-name="P1"><text:soft-page-break/>CONCLUSION</text:p>
      <text:p text:style-name="Text_20_body"/>
      <text:p text:style-name="P2">Cycling is a sport that offers something for everyone, from the casual rider to the competitive racer. It has a rich history, diverse types of competitions, and some of the most prestigious events in the world of sports. While it comes with its risks, the joy and benefits of cycling far outweigh them. For me, cycling is not just a hobby – it’s a passion that has shaped who I am.</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IN" style:letter-kerning="false" style:font-name-asian="DejaVu Sans" style:font-size-asian="11pt" style:language-asian="en" style:country-asian="IN"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IN" style:letter-kerning="false" style:font-name-asian="DejaVu Sans" style:font-size-asian="11pt" style:language-asian="en" style:country-asian="IN"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Standard" loext:linked-style-name="Heading_20_2_20_Char" style:default-outline-level="2"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loext:linked-style-name="HTML_20_Preformatted_20_Char">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Balloon_20_Text" style:display-name="Balloon Text" style:family="paragraph" style:parent-style-name="Standard" loext:linked-style-name="Balloon_20_Text_20_Ch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2_20_Char" style:display-name="Heading 2 Char" style:family="text" style:parent-style-name="Default_20_Paragraph_20_Font" loext:linked-style-name="Heading_20_2">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Strong" style:family="text" style:parent-style-name="Default_20_Paragraph_20_Font">
      <style:text-properties fo:font-weight="bold" style:font-weight-asian="bold" style:font-weight-complex="bold"/>
    </style:style>
    <style:style style:name="HTML_20_Preformatted_20_Char" style:display-name="HTML Preformatted Char" style:family="text" style:parent-style-name="Default_20_Paragraph_20_Font" loext:linked-style-name="HTML_20_Preformatted">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Balloon_20_Text_20_Char" style:display-name="Balloon Text Ch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Numbering_20_Symbols" style:display-name="Numbering Symbol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INOD</meta:initial-creator>
    <meta:editing-cycles>20</meta:editing-cycles>
    <meta:creation-date>2024-07-22T14:15:00</meta:creation-date>
    <dc:date>2024-08-21T23:17:14.610357013</dc:date>
    <meta:editing-duration>PT9H20M15S</meta:editing-duration>
    <meta:generator>LibreOffice/7.3.7.2$Linux_X86_64 LibreOffice_project/30$Build-2</meta:generator>
    <meta:print-date>2024-07-30T19:32:13.197917801</meta:print-date>
    <meta:document-statistic meta:table-count="0" meta:image-count="0" meta:object-count="0" meta:page-count="8" meta:paragraph-count="42" meta:word-count="1258" meta:character-count="7548" meta:non-whitespace-character-count="6329"/>
    <meta:user-defined meta:name="AppVersion">12.0000</meta:user-defined>
    <meta:template xlink:type="simple" xlink:actuate="onRequest" xlink:title="Normal" xlink:href=""/>
  </office:meta>
</office:document-meta>
</file>